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.01cm" svg:height="9.009cm" svg:x="2.372cm" svg:y="4.651cm">
            <draw:object draw:notify-on-update-of-ranges="Tabelle1.A3:Tabelle1.A8 Tabelle1.B2:Tabelle1.B2 Tabelle1.B3:Tabelle1.B8 Tabelle1.C2:Tabelle1.C2 Tabelle1.C3:Tabelle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soll</text:p>
          </table:table-cell>
        </table:table-row>
        <table:table-row table:style-name="ro1">
          <table:table-cell office:value-type="string" calcext:value-type="string">
            <text:p>Bla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15:14:29.12537394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5:14:55.068403743</meta:creation-date>
    <meta:editing-duration>P0D</meta:editing-duration>
    <meta:editing-cycles>1</meta:editing-cycles>
    <meta:generator>LibreOffice/7.3.1.3$Linux_X86_64 LibreOffice_project/a69ca51ded25f3eefd52d7bf9a5fad8c90b87951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radar" chart:style-name="ch1">
        <chart:legend chart:legend-position="end" svg:x="14.138cm" svg:y="3.957cm" style:legend-expansion="high" chart:style-name="ch2"/>
        <chart:plot-area chart:style-name="ch3" table:cell-range-address="Tabelle1.A3:Tabelle1.C8 Tabelle1.B2:Tabelle1.C2" chart:data-source-has-labels="both" svg:x="0.32cm" svg:y="0.18cm" svg:width="13.498cm" svg:height="8.65cm">
          <chart:coordinate-region svg:x="3.717cm" svg:y="1.154cm" svg:width="6.703cm" svg:height="6.703cm"/>
          <chart:axis chart:dimension="x" chart:name="primary-x" chart:style-name="ch4" chartooo:axis-type="auto">
            <chartooo:date-scale/>
            <chart:categories table:cell-range-address="Tabelle1.A3:Tabelle1.A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3:Tabelle1.B8" chart:label-cell-address="Tabelle1.B2:Tabelle1.B2" chart:class="chart:radar">
            <chart:data-point chart:repeated="6"/>
          </chart:series>
          <chart:series chart:style-name="ch7" chart:values-cell-range-address="Tabelle1.C3:Tabelle1.C8" chart:label-cell-address="Tabelle1.C2:Tabelle1.C2" chart:class="chart:rad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t</text:p>
                <draw:g>
                  <svg:desc>Tabelle1.B2:Tabelle1.B2</svg:desc>
                </draw:g>
              </table:table-cell>
              <table:table-cell office:value-type="string">
                <text:p>soll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a1</text:p>
                <draw:g>
                  <svg:desc>Tabelle1.A3:Tabelle1.A8</svg:desc>
                </draw:g>
              </table:table-cell>
              <table:table-cell office:value-type="float" office:value="2">
                <text:p>2</text:p>
                <draw:g>
                  <svg:desc>Tabelle1.B3:Tabelle1.B8</svg:desc>
                </draw:g>
              </table:table-cell>
              <table:table-cell office:value-type="float" office:value="5">
                <text:p>5</text:p>
                <draw:g>
                  <svg:desc>Tabelle1.C3:Tabelle1.C8</svg:desc>
                </draw:g>
              </table:table-cell>
            </table:table-row>
            <table:table-row>
              <table:table-cell office:value-type="string">
                <text:p>Bla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la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la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la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la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1.3$Linu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